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2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99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ff0000"/>
    </style:style>
    <style:style style:name="ce4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rawl files since da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liant PDF/A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docume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 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documents that are not PD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Office XML documen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</table:table>
      <table:table table:name="Microsoft Office documents" table:style-name="ta1">
        <table:table-column table:style-name="co5" table:default-cell-style-name="Default"/>
        <table:table-row table:style-name="ro1">
          <table:table-cell/>
        </table:table-row>
      </table:table>
      <table:table table:name="Invalid PDF document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</table:table>
      <table:table table:name="Open Office XML document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5:09:05.910132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08-12T15:12:37.070851604</dc:date>
    <meta:editing-duration>PT14M52S</meta:editing-duration>
    <meta:editing-cycles>11</meta:editing-cycles>
    <meta:generator>LibreOffice/5.1.6.2$Linux_X86_64 LibreOffice_project/10m0$Build-2</meta:generator>
    <meta:document-statistic meta:table-count="4" meta:cell-count="10" meta:object-count="0"/>
  </office:meta>
</office:document-meta>
</file>